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marker-start="" draw:marker-start-width="0.203cm" draw:marker-end="" draw:marker-end-width="0.20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cm"/>
    </style:style>
    <style:style style:name="gr6" style:family="graphic" style:parent-style-name="standard">
      <style:graphic-properties draw:marker-start="" draw:marker-start-width="0.203cm" draw:marker-end="Arrow" draw:marker-end-width="0.20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6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10pt" style:font-size-asian="10pt" style:font-size-complex="10pt"/>
    </style:style>
    <style:style style:name="P3" style:family="paragraph">
      <style:text-properties fo:font-family="Courier" style:font-family-generic="modern" style:font-pitch="fixed" fo:font-size="9pt" style:font-size-asian="9pt" style:font-size-complex="9pt"/>
    </style:style>
    <style:style style:name="T1" style:family="text">
      <style:text-properties fo:font-family="Courier" style:font-family-generic="modern" style:font-pitch="fixed" fo:font-size="10pt" style:font-size-asian="10pt" style:font-size-complex="10pt"/>
    </style:style>
    <style:style style:name="T2" style:family="text">
      <style:text-properties fo:font-family="Courier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033cm" svg:height="1.068cm" svg:x="2.2cm" svg:y="4.374cm">
          <text:p/>
        </draw:rect>
        <draw:line draw:style-name="gr2" draw:text-style-name="P1" draw:layer="layout" svg:x1="2.178cm" svg:y1="4.374cm" svg:x2="3.254cm" svg:y2="5.418cm">
          <text:p/>
        </draw:line>
        <draw:line draw:style-name="gr2" draw:text-style-name="P1" draw:layer="layout" svg:x1="3.233cm" svg:y1="4.374cm" svg:x2="2.2cm" svg:y2="5.442cm">
          <text:p/>
        </draw:line>
        <draw:rect draw:style-name="gr3" draw:text-style-name="P2" draw:layer="layout" svg:width="1.032cm" svg:height="1.068cm" svg:x="4.205cm" svg:y="4.374cm">
          <text:p text:style-name="P1"><text:span text:style-name="T1">'&lt;'</text:span></text:p>
        </draw:rect>
        <draw:rect draw:style-name="gr3" draw:text-style-name="P2" draw:layer="layout" svg:width="1.032cm" svg:height="1.068cm" svg:x="6.231cm" svg:y="4.374cm">
          <text:p text:style-name="P1"><text:span text:style-name="T1">'&lt;'</text:span></text:p>
        </draw:rect>
        <draw:rect draw:style-name="gr3" draw:text-style-name="P2" draw:layer="layout" svg:width="1.032cm" svg:height="1.068cm" svg:x="8.258cm" svg:y="4.374cm">
          <text:p text:style-name="P1"><text:span text:style-name="T1">'&gt;'</text:span></text:p>
        </draw:rect>
        <draw:rect draw:style-name="gr3" draw:text-style-name="P2" draw:layer="layout" svg:width="1.032cm" svg:height="1.068cm" svg:x="10.284cm" svg:y="4.374cm">
          <text:p text:style-name="P1"><text:span text:style-name="T1">'&gt;'</text:span></text:p>
        </draw:rect>
        <draw:rect draw:style-name="gr3" draw:text-style-name="P2" draw:layer="layout" svg:width="1.032cm" svg:height="1.068cm" svg:x="12.311cm" svg:y="4.374cm">
          <text:p text:style-name="P1"><text:span text:style-name="T1">'&lt;'</text:span></text:p>
        </draw:rect>
        <draw:rect draw:style-name="gr3" draw:text-style-name="P2" draw:layer="layout" svg:width="1.032cm" svg:height="1.068cm" svg:x="14.337cm" svg:y="4.374cm">
          <text:p text:style-name="P1"><text:span text:style-name="T1">'&lt;'</text:span></text:p>
        </draw:rect>
        <draw:rect draw:style-name="gr3" draw:text-style-name="P2" draw:layer="layout" svg:width="1.033cm" svg:height="1.068cm" svg:x="16.363cm" svg:y="4.374cm">
          <text:p text:style-name="P1"><text:span text:style-name="T1">'&gt;'</text:span></text:p>
        </draw:rect>
        <draw:rect draw:style-name="gr1" draw:text-style-name="P1" draw:layer="layout" svg:width="1.033cm" svg:height="1.068cm" svg:x="18.412cm" svg:y="4.374cm">
          <text:p/>
        </draw:rect>
        <draw:line draw:style-name="gr2" draw:text-style-name="P1" draw:layer="layout" svg:x1="18.39cm" svg:y1="4.374cm" svg:x2="19.466cm" svg:y2="5.418cm">
          <text:p/>
        </draw:line>
        <draw:line draw:style-name="gr2" draw:text-style-name="P1" draw:layer="layout" svg:x1="19.445cm" svg:y1="4.374cm" svg:x2="18.412cm" svg:y2="5.442cm">
          <text:p/>
        </draw:line>
        <draw:line draw:style-name="gr4" draw:text-style-name="P1" draw:layer="layout" svg:x1="3.259cm" svg:y1="4.903cm" svg:x2="4.184cm" svg:y2="4.879cm">
          <text:p/>
        </draw:line>
        <draw:line draw:style-name="gr4" draw:text-style-name="P1" draw:layer="layout" svg:x1="5.275cm" svg:y1="4.906cm" svg:x2="6.2cm" svg:y2="4.882cm">
          <text:p/>
        </draw:line>
        <draw:line draw:style-name="gr4" draw:text-style-name="P1" draw:layer="layout" svg:x1="7.302cm" svg:y1="4.906cm" svg:x2="8.227cm" svg:y2="4.882cm">
          <text:p/>
        </draw:line>
        <draw:line draw:style-name="gr4" draw:text-style-name="P1" draw:layer="layout" svg:x1="9.319cm" svg:y1="4.909cm" svg:x2="10.244cm" svg:y2="4.885cm">
          <text:p/>
        </draw:line>
        <draw:line draw:style-name="gr4" draw:text-style-name="P1" draw:layer="layout" svg:x1="11.355cm" svg:y1="4.906cm" svg:x2="12.28cm" svg:y2="4.882cm">
          <text:p/>
        </draw:line>
        <draw:line draw:style-name="gr4" draw:text-style-name="P1" draw:layer="layout" svg:x1="13.371cm" svg:y1="4.909cm" svg:x2="14.296cm" svg:y2="4.885cm">
          <text:p/>
        </draw:line>
        <draw:line draw:style-name="gr4" draw:text-style-name="P1" draw:layer="layout" svg:x1="15.408cm" svg:y1="4.906cm" svg:x2="16.333cm" svg:y2="4.882cm">
          <text:p/>
        </draw:line>
        <draw:line draw:style-name="gr4" draw:text-style-name="P1" draw:layer="layout" svg:x1="17.424cm" svg:y1="4.909cm" svg:x2="18.349cm" svg:y2="4.885cm">
          <text:p/>
        </draw:line>
        <draw:frame draw:style-name="gr5" draw:text-style-name="P3" draw:layer="layout" svg:width="2.221cm" svg:height="0.569cm" svg:x="3.762cm" svg:y="6.772cm">
          <draw:text-box>
            <text:p><text:span text:style-name="T2">l.begin()</text:span></text:p>
          </draw:text-box>
        </draw:frame>
        <draw:frame draw:style-name="gr5" draw:text-style-name="P3" draw:layer="layout" svg:width="2.03cm" svg:height="0.569cm" svg:x="1.627cm" svg:y="6.724cm">
          <draw:text-box>
            <text:p><text:span text:style-name="T2">l.rend()</text:span></text:p>
          </draw:text-box>
        </draw:frame>
        <draw:frame draw:style-name="gr5" draw:text-style-name="P3" draw:layer="layout" svg:width="1.84cm" svg:height="0.569cm" svg:x="18.546cm" svg:y="6.579cm">
          <draw:text-box>
            <text:p><text:span text:style-name="T2">l.end()</text:span></text:p>
          </draw:text-box>
        </draw:frame>
        <draw:frame draw:style-name="gr5" draw:text-style-name="P3" draw:layer="layout" svg:width="2.411cm" svg:height="0.569cm" svg:x="15.972cm" svg:y="6.847cm">
          <draw:text-box>
            <text:p><text:span text:style-name="T2">l.rbegin()</text:span></text:p>
          </draw:text-box>
        </draw:frame>
        <draw:line draw:style-name="gr6" draw:text-style-name="P1" draw:layer="layout" svg:x1="2.597cm" svg:y1="6.554cm" svg:x2="2.742cm" svg:y2="5.462cm">
          <text:p/>
        </draw:line>
        <draw:line draw:style-name="gr6" draw:text-style-name="P1" draw:layer="layout" svg:x1="4.733cm" svg:y1="6.627cm" svg:x2="4.734cm" svg:y2="5.486cm">
          <text:p/>
        </draw:line>
        <draw:line draw:style-name="gr6" draw:text-style-name="P1" draw:layer="layout" svg:x1="16.991cm" svg:y1="6.797cm" svg:x2="16.872cm" svg:y2="5.511cm">
          <text:p/>
        </draw:line>
        <draw:line draw:style-name="gr6" draw:text-style-name="P1" draw:layer="layout" svg:x1="19.273cm" svg:y1="6.627cm" svg:x2="19.033cm" svg:y2="5.511cm">
          <text:p/>
        </draw:line>
        <draw:frame draw:style-name="gr7" draw:text-style-name="P3" draw:layer="layout" svg:width="1.264cm" svg:height="0.569cm" svg:x="4.2cm" svg:y="2.306cm">
          <draw:text-box>
            <text:p><text:span text:style-name="T2">left</text:span></text:p>
          </draw:text-box>
        </draw:frame>
        <draw:line draw:style-name="gr6" draw:text-style-name="P1" draw:layer="layout" svg:x1="4.587cm" svg:y1="2.743cm" svg:x2="4.806cm" svg:y2="4.224cm">
          <text:p/>
        </draw:line>
        <draw:frame draw:style-name="gr8" draw:text-style-name="P3" draw:layer="layout" svg:width="1.455cm" svg:height="0.569cm" svg:x="6.201cm" svg:y="2.306cm">
          <draw:text-box>
            <text:p><text:span text:style-name="T2">right</text:span></text:p>
          </draw:text-box>
        </draw:frame>
        <draw:line draw:style-name="gr6" draw:text-style-name="P1" draw:layer="layout" svg:x1="6.588cm" svg:y1="2.743cm" svg:x2="6.807cm" svg:y2="4.224cm">
          <text:p/>
        </draw:line>
        <draw:frame draw:style-name="gr5" draw:text-style-name="P3" draw:layer="layout" svg:width="1.645cm" svg:height="0.569cm" svg:x="1.856cm" svg:y="2.769cm">
          <draw:text-box>
            <text:p><text:span text:style-name="T2">nd = 0</text:span></text:p>
          </draw:text-box>
        </draw:frame>
        <draw:rect draw:style-name="gr1" draw:text-style-name="P1" draw:layer="layout" svg:width="1.033cm" svg:height="1.068cm" svg:x="2.201cm" svg:y="10.574cm">
          <text:p/>
        </draw:rect>
        <draw:line draw:style-name="gr2" draw:text-style-name="P1" draw:layer="layout" svg:x1="2.179cm" svg:y1="10.574cm" svg:x2="3.255cm" svg:y2="11.618cm">
          <text:p/>
        </draw:line>
        <draw:line draw:style-name="gr2" draw:text-style-name="P1" draw:layer="layout" svg:x1="3.234cm" svg:y1="10.574cm" svg:x2="2.201cm" svg:y2="11.642cm">
          <text:p/>
        </draw:line>
        <draw:rect draw:style-name="gr3" draw:text-style-name="P2" draw:layer="layout" svg:width="1.032cm" svg:height="1.068cm" svg:x="4.206cm" svg:y="10.574cm">
          <text:p text:style-name="P1"><text:span text:style-name="T1">'&lt;'</text:span></text:p>
        </draw:rect>
        <draw:rect draw:style-name="gr3" draw:text-style-name="P2" draw:layer="layout" svg:width="1.032cm" svg:height="1.068cm" svg:x="6.232cm" svg:y="10.574cm">
          <text:p text:style-name="P1"><text:span text:style-name="T1">'&lt;'</text:span></text:p>
        </draw:rect>
        <draw:rect draw:style-name="gr3" draw:text-style-name="P2" draw:layer="layout" svg:width="1.032cm" svg:height="1.068cm" svg:x="8.259cm" svg:y="10.574cm">
          <text:p text:style-name="P1"><text:span text:style-name="T1">'&gt;'</text:span></text:p>
        </draw:rect>
        <draw:rect draw:style-name="gr3" draw:text-style-name="P2" draw:layer="layout" svg:width="1.032cm" svg:height="1.068cm" svg:x="10.285cm" svg:y="10.574cm">
          <text:p text:style-name="P1"><text:span text:style-name="T1">'&gt;'</text:span></text:p>
        </draw:rect>
        <draw:rect draw:style-name="gr3" draw:text-style-name="P2" draw:layer="layout" svg:width="1.032cm" svg:height="1.068cm" svg:x="12.312cm" svg:y="10.574cm">
          <text:p text:style-name="P1"><text:span text:style-name="T1">'&lt;'</text:span></text:p>
        </draw:rect>
        <draw:rect draw:style-name="gr3" draw:text-style-name="P2" draw:layer="layout" svg:width="1.032cm" svg:height="1.068cm" svg:x="14.338cm" svg:y="10.574cm">
          <text:p text:style-name="P1"><text:span text:style-name="T1">'&lt;'</text:span></text:p>
        </draw:rect>
        <draw:rect draw:style-name="gr3" draw:text-style-name="P2" draw:layer="layout" svg:width="1.033cm" svg:height="1.068cm" svg:x="16.364cm" svg:y="10.574cm">
          <text:p text:style-name="P1"><text:span text:style-name="T1">'&gt;'</text:span></text:p>
        </draw:rect>
        <draw:rect draw:style-name="gr1" draw:text-style-name="P1" draw:layer="layout" svg:width="1.033cm" svg:height="1.068cm" svg:x="18.413cm" svg:y="10.574cm">
          <text:p/>
        </draw:rect>
        <draw:line draw:style-name="gr2" draw:text-style-name="P1" draw:layer="layout" svg:x1="18.391cm" svg:y1="10.574cm" svg:x2="19.467cm" svg:y2="11.618cm">
          <text:p/>
        </draw:line>
        <draw:line draw:style-name="gr2" draw:text-style-name="P1" draw:layer="layout" svg:x1="19.446cm" svg:y1="10.574cm" svg:x2="18.413cm" svg:y2="11.642cm">
          <text:p/>
        </draw:line>
        <draw:line draw:style-name="gr4" draw:text-style-name="P1" draw:layer="layout" svg:x1="3.26cm" svg:y1="11.103cm" svg:x2="4.185cm" svg:y2="11.079cm">
          <text:p/>
        </draw:line>
        <draw:line draw:style-name="gr4" draw:text-style-name="P1" draw:layer="layout" svg:x1="5.276cm" svg:y1="11.106cm" svg:x2="6.201cm" svg:y2="11.082cm">
          <text:p/>
        </draw:line>
        <draw:line draw:style-name="gr4" draw:text-style-name="P1" draw:layer="layout" svg:x1="7.303cm" svg:y1="11.106cm" svg:x2="8.228cm" svg:y2="11.082cm">
          <text:p/>
        </draw:line>
        <draw:line draw:style-name="gr4" draw:text-style-name="P1" draw:layer="layout" svg:x1="9.32cm" svg:y1="11.109cm" svg:x2="10.245cm" svg:y2="11.085cm">
          <text:p/>
        </draw:line>
        <draw:line draw:style-name="gr4" draw:text-style-name="P1" draw:layer="layout" svg:x1="11.356cm" svg:y1="11.106cm" svg:x2="12.281cm" svg:y2="11.082cm">
          <text:p/>
        </draw:line>
        <draw:line draw:style-name="gr4" draw:text-style-name="P1" draw:layer="layout" svg:x1="13.372cm" svg:y1="11.109cm" svg:x2="14.297cm" svg:y2="11.085cm">
          <text:p/>
        </draw:line>
        <draw:line draw:style-name="gr4" draw:text-style-name="P1" draw:layer="layout" svg:x1="15.409cm" svg:y1="11.106cm" svg:x2="16.334cm" svg:y2="11.082cm">
          <text:p/>
        </draw:line>
        <draw:line draw:style-name="gr4" draw:text-style-name="P1" draw:layer="layout" svg:x1="17.425cm" svg:y1="11.109cm" svg:x2="18.35cm" svg:y2="11.085cm">
          <text:p/>
        </draw:line>
        <draw:frame draw:style-name="gr5" draw:text-style-name="P3" draw:layer="layout" svg:width="2.221cm" svg:height="0.569cm" svg:x="3.763cm" svg:y="12.972cm">
          <draw:text-box>
            <text:p><text:span text:style-name="T2">l.begin()</text:span></text:p>
          </draw:text-box>
        </draw:frame>
        <draw:frame draw:style-name="gr5" draw:text-style-name="P3" draw:layer="layout" svg:width="2.03cm" svg:height="0.569cm" svg:x="1.628cm" svg:y="12.924cm">
          <draw:text-box>
            <text:p><text:span text:style-name="T2">l.rend()</text:span></text:p>
          </draw:text-box>
        </draw:frame>
        <draw:frame draw:style-name="gr5" draw:text-style-name="P3" draw:layer="layout" svg:width="1.84cm" svg:height="0.569cm" svg:x="18.547cm" svg:y="12.779cm">
          <draw:text-box>
            <text:p><text:span text:style-name="T2">l.end()</text:span></text:p>
          </draw:text-box>
        </draw:frame>
        <draw:frame draw:style-name="gr5" draw:text-style-name="P3" draw:layer="layout" svg:width="2.411cm" svg:height="0.569cm" svg:x="15.973cm" svg:y="13.047cm">
          <draw:text-box>
            <text:p><text:span text:style-name="T2">l.rbegin()</text:span></text:p>
          </draw:text-box>
        </draw:frame>
        <draw:line draw:style-name="gr6" draw:text-style-name="P1" draw:layer="layout" svg:x1="2.598cm" svg:y1="12.754cm" svg:x2="2.743cm" svg:y2="11.662cm">
          <text:p/>
        </draw:line>
        <draw:line draw:style-name="gr6" draw:text-style-name="P1" draw:layer="layout" svg:x1="4.734cm" svg:y1="12.827cm" svg:x2="4.735cm" svg:y2="11.686cm">
          <text:p/>
        </draw:line>
        <draw:line draw:style-name="gr6" draw:text-style-name="P1" draw:layer="layout" svg:x1="16.992cm" svg:y1="12.997cm" svg:x2="16.873cm" svg:y2="11.711cm">
          <text:p/>
        </draw:line>
        <draw:line draw:style-name="gr6" draw:text-style-name="P1" draw:layer="layout" svg:x1="19.274cm" svg:y1="12.827cm" svg:x2="19.034cm" svg:y2="11.711cm">
          <text:p/>
        </draw:line>
        <draw:frame draw:style-name="gr5" draw:text-style-name="P3" draw:layer="layout" svg:width="1.264cm" svg:height="0.569cm" svg:x="6.192cm" svg:y="8.53cm">
          <draw:text-box>
            <text:p><text:span text:style-name="T2">left</text:span></text:p>
          </draw:text-box>
        </draw:frame>
        <draw:line draw:style-name="gr6" draw:text-style-name="P1" draw:layer="layout" svg:x1="6.579cm" svg:y1="8.967cm" svg:x2="6.798cm" svg:y2="10.448cm">
          <text:p/>
        </draw:line>
        <draw:frame draw:style-name="gr5" draw:text-style-name="P3" draw:layer="layout" svg:width="1.455cm" svg:height="0.569cm" svg:x="8.193cm" svg:y="8.53cm">
          <draw:text-box>
            <text:p><text:span text:style-name="T2">right</text:span></text:p>
          </draw:text-box>
        </draw:frame>
        <draw:line draw:style-name="gr6" draw:text-style-name="P1" draw:layer="layout" svg:x1="8.58cm" svg:y1="8.967cm" svg:x2="8.799cm" svg:y2="10.448cm">
          <text:p/>
        </draw:line>
        <draw:frame draw:style-name="gr5" draw:text-style-name="P3" draw:layer="layout" svg:width="1.645cm" svg:height="0.569cm" svg:x="1.857cm" svg:y="8.969cm">
          <draw:text-box>
            <text:p><text:span text:style-name="T2">nd = 1</text:span></text:p>
          </draw:text-box>
        </draw:frame>
        <draw:frame draw:style-name="gr5" draw:text-style-name="P3" draw:layer="layout" svg:width="1.84cm" svg:height="0.569cm" svg:x="3.893cm" svg:y="8.53cm">
          <draw:text-box>
            <text:p><text:span text:style-name="T2">newleft</text:span></text:p>
          </draw:text-box>
        </draw:frame>
        <draw:line draw:style-name="gr6" draw:text-style-name="P1" draw:layer="layout" svg:x1="4.58cm" svg:y1="8.967cm" svg:x2="4.799cm" svg:y2="10.448cm">
          <text:p/>
        </draw:line>
        <draw:rect draw:style-name="gr1" draw:text-style-name="P1" draw:layer="layout" svg:width="1.033cm" svg:height="1.068cm" svg:x="2.202cm" svg:y="16.574cm">
          <text:p/>
        </draw:rect>
        <draw:line draw:style-name="gr2" draw:text-style-name="P1" draw:layer="layout" svg:x1="2.18cm" svg:y1="16.574cm" svg:x2="3.256cm" svg:y2="17.618cm">
          <text:p/>
        </draw:line>
        <draw:line draw:style-name="gr2" draw:text-style-name="P1" draw:layer="layout" svg:x1="3.235cm" svg:y1="16.574cm" svg:x2="2.202cm" svg:y2="17.642cm">
          <text:p/>
        </draw:line>
        <draw:rect draw:style-name="gr3" draw:text-style-name="P2" draw:layer="layout" svg:width="1.032cm" svg:height="1.068cm" svg:x="4.207cm" svg:y="16.574cm">
          <text:p text:style-name="P1"><text:span text:style-name="T1">'&lt;'</text:span></text:p>
        </draw:rect>
        <draw:rect draw:style-name="gr3" draw:text-style-name="P2" draw:layer="layout" svg:width="1.032cm" svg:height="1.068cm" svg:x="10.286cm" svg:y="16.574cm">
          <text:p text:style-name="P1"><text:span text:style-name="T1">'&gt;'</text:span></text:p>
        </draw:rect>
        <draw:rect draw:style-name="gr3" draw:text-style-name="P2" draw:layer="layout" svg:width="1.032cm" svg:height="1.068cm" svg:x="12.313cm" svg:y="16.574cm">
          <text:p text:style-name="P1"><text:span text:style-name="T1">'&lt;'</text:span></text:p>
        </draw:rect>
        <draw:rect draw:style-name="gr3" draw:text-style-name="P2" draw:layer="layout" svg:width="1.032cm" svg:height="1.068cm" svg:x="14.339cm" svg:y="16.574cm">
          <text:p text:style-name="P1"><text:span text:style-name="T1">'&lt;'</text:span></text:p>
        </draw:rect>
        <draw:rect draw:style-name="gr3" draw:text-style-name="P2" draw:layer="layout" svg:width="1.033cm" svg:height="1.068cm" svg:x="16.365cm" svg:y="16.574cm">
          <text:p text:style-name="P1"><text:span text:style-name="T1">'&gt;'</text:span></text:p>
        </draw:rect>
        <draw:rect draw:style-name="gr1" draw:text-style-name="P1" draw:layer="layout" svg:width="1.033cm" svg:height="1.068cm" svg:x="18.414cm" svg:y="16.574cm">
          <text:p/>
        </draw:rect>
        <draw:line draw:style-name="gr2" draw:text-style-name="P1" draw:layer="layout" svg:x1="18.392cm" svg:y1="16.574cm" svg:x2="19.468cm" svg:y2="17.618cm">
          <text:p/>
        </draw:line>
        <draw:line draw:style-name="gr2" draw:text-style-name="P1" draw:layer="layout" svg:x1="19.447cm" svg:y1="16.574cm" svg:x2="18.414cm" svg:y2="17.642cm">
          <text:p/>
        </draw:line>
        <draw:line draw:style-name="gr4" draw:text-style-name="P1" draw:layer="layout" svg:x1="3.261cm" svg:y1="17.103cm" svg:x2="4.186cm" svg:y2="17.079cm">
          <text:p/>
        </draw:line>
        <draw:line draw:style-name="gr4" draw:text-style-name="P1" draw:layer="layout" svg:x1="5.315cm" svg:y1="17.088cm" svg:x2="10.246cm" svg:y2="17.085cm">
          <text:p/>
        </draw:line>
        <draw:line draw:style-name="gr4" draw:text-style-name="P1" draw:layer="layout" svg:x1="11.357cm" svg:y1="17.106cm" svg:x2="12.282cm" svg:y2="17.082cm">
          <text:p/>
        </draw:line>
        <draw:line draw:style-name="gr4" draw:text-style-name="P1" draw:layer="layout" svg:x1="13.373cm" svg:y1="17.109cm" svg:x2="14.298cm" svg:y2="17.085cm">
          <text:p/>
        </draw:line>
        <draw:line draw:style-name="gr4" draw:text-style-name="P1" draw:layer="layout" svg:x1="15.41cm" svg:y1="17.106cm" svg:x2="16.335cm" svg:y2="17.082cm">
          <text:p/>
        </draw:line>
        <draw:line draw:style-name="gr4" draw:text-style-name="P1" draw:layer="layout" svg:x1="17.426cm" svg:y1="17.109cm" svg:x2="18.351cm" svg:y2="17.085cm">
          <text:p/>
        </draw:line>
        <draw:frame draw:style-name="gr5" draw:text-style-name="P3" draw:layer="layout" svg:width="2.221cm" svg:height="0.569cm" svg:x="3.764cm" svg:y="18.972cm">
          <draw:text-box>
            <text:p><text:span text:style-name="T2">l.begin()</text:span></text:p>
          </draw:text-box>
        </draw:frame>
        <draw:frame draw:style-name="gr5" draw:text-style-name="P3" draw:layer="layout" svg:width="2.03cm" svg:height="0.569cm" svg:x="1.629cm" svg:y="18.924cm">
          <draw:text-box>
            <text:p><text:span text:style-name="T2">l.rend()</text:span></text:p>
          </draw:text-box>
        </draw:frame>
        <draw:frame draw:style-name="gr5" draw:text-style-name="P3" draw:layer="layout" svg:width="1.84cm" svg:height="0.569cm" svg:x="18.548cm" svg:y="18.779cm">
          <draw:text-box>
            <text:p><text:span text:style-name="T2">l.end()</text:span></text:p>
          </draw:text-box>
        </draw:frame>
        <draw:frame draw:style-name="gr5" draw:text-style-name="P3" draw:layer="layout" svg:width="2.411cm" svg:height="0.569cm" svg:x="15.974cm" svg:y="19.047cm">
          <draw:text-box>
            <text:p><text:span text:style-name="T2">l.rbegin()</text:span></text:p>
          </draw:text-box>
        </draw:frame>
        <draw:line draw:style-name="gr6" draw:text-style-name="P1" draw:layer="layout" svg:x1="2.599cm" svg:y1="18.754cm" svg:x2="2.744cm" svg:y2="17.662cm">
          <text:p/>
        </draw:line>
        <draw:line draw:style-name="gr6" draw:text-style-name="P1" draw:layer="layout" svg:x1="4.735cm" svg:y1="18.827cm" svg:x2="4.736cm" svg:y2="17.686cm">
          <text:p/>
        </draw:line>
        <draw:line draw:style-name="gr6" draw:text-style-name="P1" draw:layer="layout" svg:x1="16.993cm" svg:y1="18.997cm" svg:x2="16.874cm" svg:y2="17.711cm">
          <text:p/>
        </draw:line>
        <draw:line draw:style-name="gr6" draw:text-style-name="P1" draw:layer="layout" svg:x1="19.275cm" svg:y1="18.827cm" svg:x2="19.035cm" svg:y2="17.711cm">
          <text:p/>
        </draw:line>
        <draw:frame draw:style-name="gr5" draw:text-style-name="P3" draw:layer="layout" svg:width="1.264cm" svg:height="0.569cm" svg:x="4.105cm" svg:y="14.578cm">
          <draw:text-box>
            <text:p><text:span text:style-name="T2">left</text:span></text:p>
          </draw:text-box>
        </draw:frame>
        <draw:line draw:style-name="gr6" draw:text-style-name="P1" draw:layer="layout" svg:x1="4.492cm" svg:y1="15.015cm" svg:x2="4.711cm" svg:y2="16.496cm">
          <text:p/>
        </draw:line>
        <draw:frame draw:style-name="gr5" draw:text-style-name="P3" draw:layer="layout" svg:width="1.455cm" svg:height="0.569cm" svg:x="10.111cm" svg:y="14.627cm">
          <draw:text-box>
            <text:p><text:span text:style-name="T2">right</text:span></text:p>
          </draw:text-box>
        </draw:frame>
        <draw:line draw:style-name="gr6" draw:text-style-name="P1" draw:layer="layout" svg:x1="10.498cm" svg:y1="15.064cm" svg:x2="10.717cm" svg:y2="16.545cm">
          <text:p/>
        </draw:line>
        <draw:frame draw:style-name="gr5" draw:text-style-name="P3" draw:layer="layout" svg:width="1.645cm" svg:height="0.569cm" svg:x="1.858cm" svg:y="14.969cm">
          <draw:text-box>
            <text:p><text:span text:style-name="T2">nd = 2</text:span></text:p>
          </draw:text-box>
        </draw:frame>
        <draw:frame draw:style-name="gr5" draw:text-style-name="P3" draw:layer="layout" svg:width="1.84cm" svg:height="0.569cm" svg:x="11.904cm" svg:y="14.603cm">
          <draw:text-box>
            <text:p><text:span text:style-name="T2">newleft</text:span></text:p>
          </draw:text-box>
        </draw:frame>
        <draw:line draw:style-name="gr6" draw:text-style-name="P1" draw:layer="layout" svg:x1="12.591cm" svg:y1="15.04cm" svg:x2="12.81cm" svg:y2="16.521cm">
          <text:p/>
        </draw:line>
        <draw:rect draw:style-name="gr1" draw:text-style-name="P1" draw:layer="layout" svg:width="1.033cm" svg:height="1.068cm" svg:x="2.203cm" svg:y="22.574cm">
          <text:p/>
        </draw:rect>
        <draw:line draw:style-name="gr2" draw:text-style-name="P1" draw:layer="layout" svg:x1="2.181cm" svg:y1="22.574cm" svg:x2="3.257cm" svg:y2="23.618cm">
          <text:p/>
        </draw:line>
        <draw:line draw:style-name="gr2" draw:text-style-name="P1" draw:layer="layout" svg:x1="3.236cm" svg:y1="22.574cm" svg:x2="2.203cm" svg:y2="23.642cm">
          <text:p/>
        </draw:line>
        <draw:rect draw:style-name="gr3" draw:text-style-name="P2" draw:layer="layout" svg:width="1.032cm" svg:height="1.068cm" svg:x="12.314cm" svg:y="22.574cm">
          <text:p text:style-name="P1"><text:span text:style-name="T1">'&lt;'</text:span></text:p>
        </draw:rect>
        <draw:rect draw:style-name="gr3" draw:text-style-name="P2" draw:layer="layout" svg:width="1.032cm" svg:height="1.068cm" svg:x="14.34cm" svg:y="22.574cm">
          <text:p text:style-name="P1"><text:span text:style-name="T1">'&lt;'</text:span></text:p>
        </draw:rect>
        <draw:rect draw:style-name="gr3" draw:text-style-name="P2" draw:layer="layout" svg:width="1.033cm" svg:height="1.068cm" svg:x="16.366cm" svg:y="22.574cm">
          <text:p text:style-name="P1"><text:span text:style-name="T1">'&gt;'</text:span></text:p>
        </draw:rect>
        <draw:rect draw:style-name="gr1" draw:text-style-name="P1" draw:layer="layout" svg:width="1.033cm" svg:height="1.068cm" svg:x="18.415cm" svg:y="22.574cm">
          <text:p/>
        </draw:rect>
        <draw:line draw:style-name="gr2" draw:text-style-name="P1" draw:layer="layout" svg:x1="18.393cm" svg:y1="22.574cm" svg:x2="19.469cm" svg:y2="23.618cm">
          <text:p/>
        </draw:line>
        <draw:line draw:style-name="gr2" draw:text-style-name="P1" draw:layer="layout" svg:x1="19.448cm" svg:y1="22.574cm" svg:x2="18.415cm" svg:y2="23.642cm">
          <text:p/>
        </draw:line>
        <draw:line draw:style-name="gr4" draw:text-style-name="P1" draw:layer="layout" svg:x1="3.228cm" svg:y1="23.108cm" svg:x2="12.283cm" svg:y2="23.082cm">
          <text:p/>
        </draw:line>
        <draw:line draw:style-name="gr4" draw:text-style-name="P1" draw:layer="layout" svg:x1="13.374cm" svg:y1="23.109cm" svg:x2="14.299cm" svg:y2="23.085cm">
          <text:p/>
        </draw:line>
        <draw:line draw:style-name="gr4" draw:text-style-name="P1" draw:layer="layout" svg:x1="15.411cm" svg:y1="23.106cm" svg:x2="16.336cm" svg:y2="23.082cm">
          <text:p/>
        </draw:line>
        <draw:line draw:style-name="gr4" draw:text-style-name="P1" draw:layer="layout" svg:x1="17.427cm" svg:y1="23.109cm" svg:x2="18.352cm" svg:y2="23.085cm">
          <text:p/>
        </draw:line>
        <draw:frame draw:style-name="gr5" draw:text-style-name="P3" draw:layer="layout" svg:width="2.221cm" svg:height="0.569cm" svg:x="11.727cm" svg:y="24.826cm">
          <draw:text-box>
            <text:p><text:span text:style-name="T2">l.begin()</text:span></text:p>
          </draw:text-box>
        </draw:frame>
        <draw:frame draw:style-name="gr5" draw:text-style-name="P3" draw:layer="layout" svg:width="2.03cm" svg:height="0.569cm" svg:x="1.63cm" svg:y="24.924cm">
          <draw:text-box>
            <text:p><text:span text:style-name="T2">l.rend()</text:span></text:p>
          </draw:text-box>
        </draw:frame>
        <draw:frame draw:style-name="gr5" draw:text-style-name="P3" draw:layer="layout" svg:width="1.84cm" svg:height="0.569cm" svg:x="18.549cm" svg:y="24.779cm">
          <draw:text-box>
            <text:p><text:span text:style-name="T2">l.end()</text:span></text:p>
          </draw:text-box>
        </draw:frame>
        <draw:frame draw:style-name="gr5" draw:text-style-name="P3" draw:layer="layout" svg:width="2.411cm" svg:height="0.569cm" svg:x="15.975cm" svg:y="25.047cm">
          <draw:text-box>
            <text:p><text:span text:style-name="T2">l.rbegin()</text:span></text:p>
          </draw:text-box>
        </draw:frame>
        <draw:line draw:style-name="gr6" draw:text-style-name="P1" draw:layer="layout" svg:x1="2.6cm" svg:y1="24.754cm" svg:x2="2.745cm" svg:y2="23.662cm">
          <text:p/>
        </draw:line>
        <draw:line draw:style-name="gr6" draw:text-style-name="P1" draw:layer="layout" svg:x1="12.819cm" svg:y1="24.851cm" svg:x2="12.82cm" svg:y2="23.71cm">
          <text:p/>
        </draw:line>
        <draw:line draw:style-name="gr6" draw:text-style-name="P1" draw:layer="layout" svg:x1="16.994cm" svg:y1="24.997cm" svg:x2="16.875cm" svg:y2="23.711cm">
          <text:p/>
        </draw:line>
        <draw:line draw:style-name="gr6" draw:text-style-name="P1" draw:layer="layout" svg:x1="19.276cm" svg:y1="24.827cm" svg:x2="19.036cm" svg:y2="23.711cm">
          <text:p/>
        </draw:line>
        <draw:frame draw:style-name="gr5" draw:text-style-name="P3" draw:layer="layout" svg:width="1.264cm" svg:height="0.569cm" svg:x="12.165cm" svg:y="20.627cm">
          <draw:text-box>
            <text:p><text:span text:style-name="T2">left</text:span></text:p>
          </draw:text-box>
        </draw:frame>
        <draw:line draw:style-name="gr6" draw:text-style-name="P1" draw:layer="layout" svg:x1="12.552cm" svg:y1="21.064cm" svg:x2="12.771cm" svg:y2="22.545cm">
          <text:p/>
        </draw:line>
        <draw:frame draw:style-name="gr5" draw:text-style-name="P3" draw:layer="layout" svg:width="1.455cm" svg:height="0.569cm" svg:x="14.263cm" svg:y="20.627cm">
          <draw:text-box>
            <text:p><text:span text:style-name="T2">right</text:span></text:p>
          </draw:text-box>
        </draw:frame>
        <draw:line draw:style-name="gr6" draw:text-style-name="P1" draw:layer="layout" svg:x1="14.65cm" svg:y1="21.064cm" svg:x2="14.869cm" svg:y2="22.545cm">
          <text:p/>
        </draw:line>
        <draw:frame draw:style-name="gr5" draw:text-style-name="P3" draw:layer="layout" svg:width="1.645cm" svg:height="0.569cm" svg:x="1.859cm" svg:y="20.969cm">
          <draw:text-box>
            <text:p><text:span text:style-name="T2">nd = 2</text:span></text:p>
          </draw:text-box>
        </draw:frame>
      </draw:page>
      <draw:page draw:name="page2" draw:style-name="dp1" draw:master-page-name="Default">
        <draw:rect draw:style-name="gr1" draw:text-style-name="P1" draw:layer="layout" svg:width="1.033cm" svg:height="1.068cm" svg:x="2.203cm" svg:y="4.374cm">
          <text:p/>
        </draw:rect>
        <draw:line draw:style-name="gr2" draw:text-style-name="P1" draw:layer="layout" svg:x1="2.181cm" svg:y1="4.374cm" svg:x2="3.257cm" svg:y2="5.418cm">
          <text:p/>
        </draw:line>
        <draw:line draw:style-name="gr2" draw:text-style-name="P1" draw:layer="layout" svg:x1="3.236cm" svg:y1="4.374cm" svg:x2="2.203cm" svg:y2="5.442cm">
          <text:p/>
        </draw:line>
        <draw:rect draw:style-name="gr3" draw:text-style-name="P2" draw:layer="layout" svg:width="1.032cm" svg:height="1.068cm" svg:x="12.314cm" svg:y="4.374cm">
          <text:p text:style-name="P1"><text:span text:style-name="T1">'&lt;'</text:span></text:p>
        </draw:rect>
        <draw:rect draw:style-name="gr3" draw:text-style-name="P2" draw:layer="layout" svg:width="1.032cm" svg:height="1.068cm" svg:x="14.34cm" svg:y="4.374cm">
          <text:p text:style-name="P1"><text:span text:style-name="T1">'&lt;'</text:span></text:p>
        </draw:rect>
        <draw:rect draw:style-name="gr3" draw:text-style-name="P2" draw:layer="layout" svg:width="1.033cm" svg:height="1.068cm" svg:x="16.366cm" svg:y="4.374cm">
          <text:p text:style-name="P1"><text:span text:style-name="T1">'&gt;'</text:span></text:p>
        </draw:rect>
        <draw:rect draw:style-name="gr1" draw:text-style-name="P1" draw:layer="layout" svg:width="1.033cm" svg:height="1.068cm" svg:x="18.415cm" svg:y="4.374cm">
          <text:p/>
        </draw:rect>
        <draw:line draw:style-name="gr2" draw:text-style-name="P1" draw:layer="layout" svg:x1="18.393cm" svg:y1="4.374cm" svg:x2="19.469cm" svg:y2="5.418cm">
          <text:p/>
        </draw:line>
        <draw:line draw:style-name="gr2" draw:text-style-name="P1" draw:layer="layout" svg:x1="19.448cm" svg:y1="4.374cm" svg:x2="18.415cm" svg:y2="5.442cm">
          <text:p/>
        </draw:line>
        <draw:line draw:style-name="gr4" draw:text-style-name="P1" draw:layer="layout" svg:x1="3.228cm" svg:y1="4.908cm" svg:x2="12.283cm" svg:y2="4.882cm">
          <text:p/>
        </draw:line>
        <draw:line draw:style-name="gr4" draw:text-style-name="P1" draw:layer="layout" svg:x1="13.374cm" svg:y1="4.909cm" svg:x2="14.299cm" svg:y2="4.885cm">
          <text:p/>
        </draw:line>
        <draw:line draw:style-name="gr4" draw:text-style-name="P1" draw:layer="layout" svg:x1="15.411cm" svg:y1="4.906cm" svg:x2="16.336cm" svg:y2="4.882cm">
          <text:p/>
        </draw:line>
        <draw:line draw:style-name="gr4" draw:text-style-name="P1" draw:layer="layout" svg:x1="17.427cm" svg:y1="4.909cm" svg:x2="18.352cm" svg:y2="4.885cm">
          <text:p/>
        </draw:line>
        <draw:frame draw:style-name="gr5" draw:text-style-name="P3" draw:layer="layout" svg:width="2.221cm" svg:height="0.569cm" svg:x="11.727cm" svg:y="6.626cm">
          <draw:text-box>
            <text:p><text:span text:style-name="T2">l.begin()</text:span></text:p>
          </draw:text-box>
        </draw:frame>
        <draw:frame draw:style-name="gr5" draw:text-style-name="P3" draw:layer="layout" svg:width="2.03cm" svg:height="0.569cm" svg:x="1.63cm" svg:y="6.724cm">
          <draw:text-box>
            <text:p><text:span text:style-name="T2">l.rend()</text:span></text:p>
          </draw:text-box>
        </draw:frame>
        <draw:frame draw:style-name="gr5" draw:text-style-name="P3" draw:layer="layout" svg:width="1.84cm" svg:height="0.569cm" svg:x="18.549cm" svg:y="6.579cm">
          <draw:text-box>
            <text:p><text:span text:style-name="T2">l.end()</text:span></text:p>
          </draw:text-box>
        </draw:frame>
        <draw:frame draw:style-name="gr5" draw:text-style-name="P3" draw:layer="layout" svg:width="2.411cm" svg:height="0.569cm" svg:x="15.975cm" svg:y="6.847cm">
          <draw:text-box>
            <text:p><text:span text:style-name="T2">l.rbegin()</text:span></text:p>
          </draw:text-box>
        </draw:frame>
        <draw:line draw:style-name="gr6" draw:text-style-name="P1" draw:layer="layout" svg:x1="2.6cm" svg:y1="6.554cm" svg:x2="2.745cm" svg:y2="5.462cm">
          <text:p/>
        </draw:line>
        <draw:line draw:style-name="gr6" draw:text-style-name="P1" draw:layer="layout" svg:x1="12.819cm" svg:y1="6.651cm" svg:x2="12.82cm" svg:y2="5.51cm">
          <text:p/>
        </draw:line>
        <draw:line draw:style-name="gr6" draw:text-style-name="P1" draw:layer="layout" svg:x1="16.994cm" svg:y1="6.797cm" svg:x2="16.875cm" svg:y2="5.511cm">
          <text:p/>
        </draw:line>
        <draw:line draw:style-name="gr6" draw:text-style-name="P1" draw:layer="layout" svg:x1="19.276cm" svg:y1="6.627cm" svg:x2="19.036cm" svg:y2="5.511cm">
          <text:p/>
        </draw:line>
        <draw:frame draw:style-name="gr5" draw:text-style-name="P3" draw:layer="layout" svg:width="1.84cm" svg:height="0.569cm" svg:x="11.865cm" svg:y="2.427cm">
          <draw:text-box>
            <text:p><text:span text:style-name="T2">newleft</text:span></text:p>
          </draw:text-box>
        </draw:frame>
        <draw:line draw:style-name="gr6" draw:text-style-name="P1" draw:layer="layout" svg:x1="12.552cm" svg:y1="2.864cm" svg:x2="12.771cm" svg:y2="4.345cm">
          <text:p/>
        </draw:line>
        <draw:frame draw:style-name="gr5" draw:text-style-name="P3" draw:layer="layout" svg:width="1.455cm" svg:height="0.569cm" svg:x="16.263cm" svg:y="2.427cm">
          <draw:text-box>
            <text:p><text:span text:style-name="T2">right</text:span></text:p>
          </draw:text-box>
        </draw:frame>
        <draw:line draw:style-name="gr6" draw:text-style-name="P1" draw:layer="layout" svg:x1="16.65cm" svg:y1="2.864cm" svg:x2="16.869cm" svg:y2="4.345cm">
          <text:p/>
        </draw:line>
        <draw:frame draw:style-name="gr5" draw:text-style-name="P3" draw:layer="layout" svg:width="1.645cm" svg:height="0.569cm" svg:x="1.859cm" svg:y="2.769cm">
          <draw:text-box>
            <text:p><text:span text:style-name="T2">nd = 3</text:span></text:p>
          </draw:text-box>
        </draw:frame>
        <draw:frame draw:style-name="gr5" draw:text-style-name="P3" draw:layer="layout" svg:width="1.264cm" svg:height="0.569cm" svg:x="14.166cm" svg:y="2.427cm">
          <draw:text-box>
            <text:p><text:span text:style-name="T2">left</text:span></text:p>
          </draw:text-box>
        </draw:frame>
        <draw:line draw:style-name="gr6" draw:text-style-name="P1" draw:layer="layout" svg:x1="14.553cm" svg:y1="2.864cm" svg:x2="14.772cm" svg:y2="4.345cm">
          <text:p/>
        </draw:line>
        <draw:rect draw:style-name="gr1" draw:text-style-name="P1" draw:layer="layout" svg:width="1.033cm" svg:height="1.068cm" svg:x="2.204cm" svg:y="10.775cm">
          <text:p/>
        </draw:rect>
        <draw:line draw:style-name="gr2" draw:text-style-name="P1" draw:layer="layout" svg:x1="2.182cm" svg:y1="10.775cm" svg:x2="3.258cm" svg:y2="11.819cm">
          <text:p/>
        </draw:line>
        <draw:line draw:style-name="gr2" draw:text-style-name="P1" draw:layer="layout" svg:x1="3.237cm" svg:y1="10.775cm" svg:x2="2.204cm" svg:y2="11.843cm">
          <text:p/>
        </draw:line>
        <draw:rect draw:style-name="gr3" draw:text-style-name="P2" draw:layer="layout" svg:width="1.032cm" svg:height="1.068cm" svg:x="12.315cm" svg:y="10.775cm">
          <text:p text:style-name="P1"><text:span text:style-name="T1">'&lt;'</text:span></text:p>
        </draw:rect>
        <draw:rect draw:style-name="gr1" draw:text-style-name="P1" draw:layer="layout" svg:width="1.033cm" svg:height="1.068cm" svg:x="18.416cm" svg:y="10.775cm">
          <text:p/>
        </draw:rect>
        <draw:line draw:style-name="gr2" draw:text-style-name="P1" draw:layer="layout" svg:x1="18.394cm" svg:y1="10.775cm" svg:x2="19.47cm" svg:y2="11.819cm">
          <text:p/>
        </draw:line>
        <draw:line draw:style-name="gr2" draw:text-style-name="P1" draw:layer="layout" svg:x1="19.449cm" svg:y1="10.775cm" svg:x2="18.416cm" svg:y2="11.843cm">
          <text:p/>
        </draw:line>
        <draw:line draw:style-name="gr4" draw:text-style-name="P1" draw:layer="layout" svg:x1="3.229cm" svg:y1="11.309cm" svg:x2="12.284cm" svg:y2="11.283cm">
          <text:p/>
        </draw:line>
        <draw:line draw:style-name="gr4" draw:text-style-name="P1" draw:layer="layout" svg:x1="13.375cm" svg:y1="11.31cm" svg:x2="18.399cm" svg:y2="11.287cm">
          <text:p/>
        </draw:line>
        <draw:frame draw:style-name="gr5" draw:text-style-name="P3" draw:layer="layout" svg:width="2.221cm" svg:height="0.569cm" svg:x="10.927cm" svg:y="13.075cm">
          <draw:text-box>
            <text:p><text:span text:style-name="T2">l.begin()</text:span></text:p>
          </draw:text-box>
        </draw:frame>
        <draw:frame draw:style-name="gr5" draw:text-style-name="P3" draw:layer="layout" svg:width="2.03cm" svg:height="0.569cm" svg:x="1.631cm" svg:y="13.125cm">
          <draw:text-box>
            <text:p><text:span text:style-name="T2">l.rend()</text:span></text:p>
          </draw:text-box>
        </draw:frame>
        <draw:frame draw:style-name="gr5" draw:text-style-name="P3" draw:layer="layout" svg:width="1.84cm" svg:height="0.569cm" svg:x="18.55cm" svg:y="12.98cm">
          <draw:text-box>
            <text:p><text:span text:style-name="T2">l.end()</text:span></text:p>
          </draw:text-box>
        </draw:frame>
        <draw:frame draw:style-name="gr5" draw:text-style-name="P3" draw:layer="layout" svg:width="2.411cm" svg:height="0.569cm" svg:x="13.355cm" svg:y="13.078cm">
          <draw:text-box>
            <text:p><text:span text:style-name="T2">l.rbegin()</text:span></text:p>
          </draw:text-box>
        </draw:frame>
        <draw:line draw:style-name="gr6" draw:text-style-name="P1" draw:layer="layout" svg:x1="2.601cm" svg:y1="12.955cm" svg:x2="2.746cm" svg:y2="11.863cm">
          <text:p/>
        </draw:line>
        <draw:line draw:style-name="gr6" draw:text-style-name="P1" draw:layer="layout" svg:x1="12.136cm" svg:y1="13.059cm" svg:x2="12.821cm" svg:y2="11.911cm">
          <text:p/>
        </draw:line>
        <draw:line draw:style-name="gr6" draw:text-style-name="P1" draw:layer="layout" svg:x1="13.933cm" svg:y1="13.035cm" svg:x2="13.107cm" svg:y2="11.918cm">
          <text:p/>
        </draw:line>
        <draw:line draw:style-name="gr6" draw:text-style-name="P1" draw:layer="layout" svg:x1="19.277cm" svg:y1="13.028cm" svg:x2="19.037cm" svg:y2="11.912cm">
          <text:p/>
        </draw:line>
        <draw:frame draw:style-name="gr5" draw:text-style-name="P3" draw:layer="layout" svg:width="1.455cm" svg:height="0.569cm" svg:x="18.364cm" svg:y="8.828cm">
          <draw:text-box>
            <text:p><text:span text:style-name="T2">right</text:span></text:p>
          </draw:text-box>
        </draw:frame>
        <draw:line draw:style-name="gr6" draw:text-style-name="P1" draw:layer="layout" svg:x1="18.751cm" svg:y1="9.265cm" svg:x2="18.97cm" svg:y2="10.746cm">
          <text:p/>
        </draw:line>
        <draw:frame draw:style-name="gr5" draw:text-style-name="P3" draw:layer="layout" svg:width="1.645cm" svg:height="0.569cm" svg:x="1.86cm" svg:y="9.17cm">
          <draw:text-box>
            <text:p><text:span text:style-name="T2">nd = 3</text:span></text:p>
          </draw:text-box>
        </draw:frame>
        <draw:frame draw:style-name="gr5" draw:text-style-name="P3" draw:layer="layout" svg:width="1.264cm" svg:height="0.569cm" svg:x="12.167cm" svg:y="8.828cm">
          <draw:text-box>
            <text:p><text:span text:style-name="T2">left</text:span></text:p>
          </draw:text-box>
        </draw:frame>
        <draw:line draw:style-name="gr6" draw:text-style-name="P1" draw:layer="layout" svg:x1="12.554cm" svg:y1="9.265cm" svg:x2="12.773cm" svg:y2="10.7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2-03-07T15:25:02</meta:creation-date>
    <dc:date>2013-02-26T12:17:48</dc:date>
    <dc:creator>James Plank</dc:creator>
    <meta:editing-duration>PT25M59S</meta:editing-duration>
    <meta:editing-cycles>2</meta:editing-cycles>
    <meta:generator>OpenOffice.org/3.3$Unix OpenOffice.org_project/330m20$Build-9567</meta:generator>
    <meta:document-statistic meta:object-count="178"/>
  </office:meta>
</office:document-meta>
</file>